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officeooo:rsid="0012a9a8" officeooo:paragraph-rsid="0012a9a8"/>
    </style:style>
    <style:style style:name="P4" style:family="paragraph" style:parent-style-name="Standard">
      <style:paragraph-properties fo:text-align="start" style:justify-single-word="false"/>
      <style:text-properties officeooo:rsid="00193a4e" officeooo:paragraph-rsid="00193a4e"/>
    </style:style>
    <style:style style:name="P5" style:family="paragraph" style:parent-style-name="Standard">
      <style:paragraph-properties fo:text-align="center" style:justify-single-word="false"/>
      <style:text-properties officeooo:rsid="002db6c5" officeooo:paragraph-rsid="002db6c5"/>
    </style:style>
    <style:style style:name="P6" style:family="paragraph" style:parent-style-name="Standard">
      <style:paragraph-properties fo:text-align="start" style:justify-single-word="false"/>
      <style:text-properties officeooo:rsid="002e3ded" officeooo:paragraph-rsid="002e3ded"/>
    </style:style>
    <style:style style:name="P7" style:family="paragraph" style:parent-style-name="Standard">
      <style:paragraph-properties fo:text-align="start" style:justify-single-word="false"/>
      <style:text-properties officeooo:rsid="002fb7d8" officeooo:paragraph-rsid="002fb7d8"/>
    </style:style>
    <style:style style:name="P8" style:family="paragraph" style:parent-style-name="Standard">
      <style:paragraph-properties fo:text-align="center" style:justify-single-word="false"/>
      <style:text-properties officeooo:rsid="002fb7d8" officeooo:paragraph-rsid="002fb7d8"/>
    </style:style>
    <style:style style:name="P9" style:family="paragraph" style:parent-style-name="Standard">
      <style:paragraph-properties fo:text-align="start" style:justify-single-word="false"/>
      <style:text-properties officeooo:rsid="00321235" officeooo:paragraph-rsid="00321235"/>
    </style:style>
    <style:style style:name="P10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tyle="italic" officeooo:rsid="001fa957" officeooo:paragraph-rsid="001fa957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tyle="italic" officeooo:rsid="003ed960" officeooo:paragraph-rsid="003ed960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34fbc7" officeooo:paragraph-rsid="0034fbc7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369614" officeooo:paragraph-rsid="00369614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37b803" officeooo:paragraph-rsid="0037b803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393d47" officeooo:paragraph-rsid="00393d47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3ed960" officeooo:paragraph-rsid="003ed960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officeooo:rsid="001e127b" officeooo:paragraph-rsid="0009b48b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37b803" officeooo:paragraph-rsid="0037b803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393d47" officeooo:paragraph-rsid="00393d47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3ab7cf" officeooo:paragraph-rsid="003ab7cf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3ac0a8" officeooo:paragraph-rsid="003ac0a8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3d6155" officeooo:paragraph-rsid="003d6155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3df40a" officeooo:paragraph-rsid="003df40a"/>
    </style:style>
    <style:style style:name="P25" style:family="paragraph" style:parent-style-name="Standard">
      <style:paragraph-properties fo:text-align="start" style:justify-single-word="false"/>
      <style:text-properties officeooo:rsid="003df40a" officeooo:paragraph-rsid="003df40a"/>
    </style:style>
    <style:style style:name="T1" style:family="text">
      <style:text-properties officeooo:rsid="001feefc"/>
    </style:style>
    <style:style style:name="T2" style:family="text">
      <style:text-properties officeooo:rsid="002db6c5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2fb7d8"/>
    </style:style>
    <style:style style:name="T5" style:family="text">
      <style:text-properties officeooo:rsid="0030a46b"/>
    </style:style>
    <style:style style:name="T6" style:family="text">
      <style:text-properties style:text-position="sub 58%"/>
    </style:style>
    <style:style style:name="T7" style:family="text">
      <style:text-properties fo:font-style="italic" officeooo:rsid="00333fc6" style:font-style-asian="italic" style:font-style-complex="italic"/>
    </style:style>
    <style:style style:name="T8" style:family="text">
      <style:text-properties officeooo:rsid="003a4ef1"/>
    </style:style>
    <style:style style:name="T9" style:family="text">
      <style:text-properties officeooo:rsid="003b8080"/>
    </style:style>
    <style:style style:name="T10" style:family="text">
      <style:text-properties officeooo:rsid="003d6155"/>
    </style:style>
    <style:style style:name="T11" style:family="text">
      <style:text-properties officeooo:rsid="003df40a"/>
    </style:style>
    <style:style style:name="T12" style:family="text">
      <style:text-properties officeooo:rsid="003ed960"/>
    </style:style>
    <style:style style:name="T13" style:family="text">
      <style:text-properties officeooo:rsid="0040181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2">6</text:span>:</text:p>
      <text:p text:style-name="P5">Fluids and Buoyant Forces</text:p>
      <text:p text:style-name="P3"/>
      <text:p text:style-name="P2">Background: </text:p>
      <text:p text:style-name="P7">When a fluid is displaced by an object, a buoyant force arises. <text:s/>The buoyant force is given by the equation</text:p>
      <text:p text:style-name="P8"><draw:frame draw:style-name="fr1" draw:name="Object1" text:anchor-type="as-char" svg:y="-0.1484in" svg:width="0.7571in" svg:height="0.2091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5">(1),</text:span></text:p>
      <text:p text:style-name="P9">where F<text:span text:style-name="T6">B</text:span> is the Buoyant force, <text:span text:style-name="T4">ρ </text:span><text:span text:style-name="T3">is the density of the fluid, and g is the acceleration due to gravity. <text:s/></text:span></text:p>
      <text:p text:style-name="P6"/>
      <text:p text:style-name="P6"><text:span text:style-name="T7">Objective: </text:span>In this experiment, you will be asked to determine the density of an unknown fluid using buoyant forces. <text:s/></text:p>
      <text:p text:style-name="P4"/>
      <text:p text:style-name="P10">Materials you will need:</text:p>
      <text:p text:style-name="P10"/>
      <text:p text:style-name="P13">Graduated Cylinder</text:p>
      <text:p text:style-name="P15">Ring Stand</text:p>
      <text:p text:style-name="P13">Spring Scale or Force Sensor with SPARK</text:p>
      <text:p text:style-name="P14">Fishing Line</text:p>
      <text:p text:style-name="P13">About 50 mL of unknown solution <text:span text:style-name="T12">(you will need to obtain this from your instructor) <text:s/></text:span></text:p>
      <text:p text:style-name="P16">200g mass</text:p>
      <text:p text:style-name="P13"/>
      <text:p text:style-name="P18">*<text:span text:style-name="T11">Notes: Though the unknown fluid is not particularly dangerous (it is a solution of Magnesium Sulfate, commonly known as Epsom Salt), you should avoid getting it on your clothing, as it may discolor them until it is washed out. <text:s/>Epsom salts are often used as laxatives, so ingestion may cause some rather embarrassing situations. </text:span></text:p>
      <text:p text:style-name="P18"/>
      <text:p text:style-name="P11"><text:span text:style-name="T1">Instructions</text:span>:</text:p>
      <text:list xml:id="list8569352869180859280" text:style-name="L1">
        <text:list-item>
          <text:p text:style-name="P19">Attach the force sensor or spring scale to the ring stand, hook end down. </text:p>
        </text:list-item>
        <text:list-item>
          <text:p text:style-name="P20">Calibrate the force sensor or spring scale to zero. </text:p>
        </text:list-item>
        <text:list-item>
          <text:p text:style-name="P20">Attach the 200g mass to the force sensor or spring scale using fishing line. <text:span text:style-name="T8">Record the force due to gravity.</text:span></text:p>
        </text:list-item>
        <text:list-item>
          <text:p text:style-name="P21">Pour about 50 mL of Unknown Fluid into the graduated cylinder. <text:span text:style-name="T9">Record the initial volume of the fluid. </text:span></text:p>
        </text:list-item>
        <text:list-item>
          <text:p text:style-name="P22">Carefully lower the 200g mass into the fluid so that it is entirely submerged. <text:s/><text:span text:style-name="T10">Record the new volume of the fluid + mass, and calculate the volume of the mass.</text:span></text:p>
        </text:list-item>
        <text:list-item>
          <text:p text:style-name="P23">Record the force displayed by the spring scale or force sensor when the mass is submerged. </text:p>
        </text:list-item>
        <text:list-item>
          <text:p text:style-name="P24">Draw a Free-Body diagram of the submerged mass. <text:s/>Use your diagram and equation 1 (above) to determine the density of the fluid. <text:s/></text:p>
        </text:list-item>
      </text:list>
      <text:p text:style-name="P25"/>
      <text:p text:style-name="P12">Cleanup:</text:p>
      <text:p text:style-name="P17">Remove the <text:span text:style-name="T13">mass from the graduated cylinder. <text:s/>Pour the remaining fluid into a collection beaker provided by your instructor. <text:s/>Rinse the Graduated cylinder, mass, and fishing line with water. <text:s/>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7-02-03T10:45:16.222386202</dc:date>
    <meta:editing-duration>PT1H17M31S</meta:editing-duration>
    <meta:editing-cycles>53</meta:editing-cycles>
    <meta:generator>LibreOffice/4.3.7.2$Linux_X86_64 LibreOffice_project/430$Build-2</meta:generator>
    <meta:document-statistic meta:table-count="0" meta:image-count="0" meta:object-count="1" meta:page-count="1" meta:paragraph-count="25" meta:word-count="323" meta:character-count="1855" meta:non-whitespace-character-count="1542"/>
  </office:meta>
</office:document-meta>
</file>

<file path=Object 1/content.xml><?xml version="1.0" encoding="utf-8"?>
<math xmlns="http://www.w3.org/1998/Math/MathML" display="block">
  <semantics>
    <mrow>
      <mrow>
        <msub>
          <mi>F</mi>
          <mi>B</mi>
        </msub>
        <mo stretchy="false">=</mo>
        <mi>ρ</mi>
      </mrow>
      <mi>V</mi>
      <mi>g</mi>
    </mrow>
    <annotation encoding="StarMath 5.0">F sub B = ρ V g</annotation>
  </semantics>
</math>
</file>